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97743e" officeooo:paragraph-rsid="0078a1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85ad" officeooo:paragraph-rsid="0079e33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dfd2b" officeooo:paragraph-rsid="005733c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fd2b" officeooo:paragraph-rsid="0076a7d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fd2b" officeooo:paragraph-rsid="0078a10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fd2b" officeooo:paragraph-rsid="00792c1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fd2b" officeooo:paragraph-rsid="007ce16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fd2b" officeooo:paragraph-rsid="00742d9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5733c0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98cbca" officeooo:paragraph-rsid="0098cbca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98cbca" officeooo:paragraph-rsid="00990ccc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990ccc" officeooo:paragraph-rsid="00990ccc" style:font-weight-asian="bold" style:font-weight-complex="bold"/>
    </style:style>
    <style:style style:name="P14" style:family="paragraph" style:parent-style-name="Standard">
      <style:text-properties style:text-underline-style="none" fo:font-weight="bold" officeooo:paragraph-rsid="00990ccc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994d05" officeooo:paragraph-rsid="00994d05" style:font-weight-asian="bold" style:font-weight-complex="bold"/>
    </style:style>
    <style:style style:name="P16" style:family="paragraph" style:parent-style-name="Standard">
      <style:text-properties officeooo:paragraph-rsid="0076a7d6"/>
    </style:style>
    <style:style style:name="P17" style:family="paragraph" style:parent-style-name="Standard">
      <style:text-properties officeooo:paragraph-rsid="0078a100"/>
    </style:style>
    <style:style style:name="P18" style:family="paragraph" style:parent-style-name="Standard">
      <style:text-properties officeooo:paragraph-rsid="005733c0"/>
    </style:style>
    <style:style style:name="P19" style:family="paragraph" style:parent-style-name="Standard">
      <style:text-properties officeooo:paragraph-rsid="00792c1b"/>
    </style:style>
    <style:style style:name="P20" style:family="paragraph" style:parent-style-name="Standard">
      <style:text-properties officeooo:paragraph-rsid="009f7701"/>
    </style:style>
    <style:style style:name="T1" style:family="text">
      <style:text-properties style:text-underline-style="none" fo:font-weight="normal" officeooo:rsid="001dfd2b" style:font-weight-asian="normal" style:font-weight-complex="normal"/>
    </style:style>
    <style:style style:name="T2" style:family="text">
      <style:text-properties style:text-underline-style="none" fo:font-weight="normal" officeooo:rsid="0026f342" style:font-weight-asian="normal" style:font-weight-complex="normal"/>
    </style:style>
    <style:style style:name="T3" style:family="text">
      <style:text-properties style:text-underline-style="none" fo:font-weight="normal" officeooo:rsid="001f5c55" style:font-weight-asian="normal" style:font-weight-complex="normal"/>
    </style:style>
    <style:style style:name="T4" style:family="text">
      <style:text-properties style:text-underline-style="none" fo:font-weight="bold" officeooo:rsid="009f7701" style:font-weight-asian="bold" style:font-weight-complex="bold"/>
    </style:style>
    <style:style style:name="T5" style:family="text">
      <style:text-properties fo:color="#000000" style:text-underline-style="none" fo:font-weight="normal" officeooo:rsid="001dfd2b" style:font-weight-asian="normal" style:font-weight-complex="normal"/>
    </style:style>
    <style:style style:name="T6" style:family="text">
      <style:text-properties fo:color="#000000" style:text-underline-style="none" fo:font-weight="normal" officeooo:rsid="0026f342" style:font-weight-asian="normal" style:font-weight-complex="normal"/>
    </style:style>
    <style:style style:name="T7" style:family="text">
      <style:text-properties fo:color="#000000" style:text-underline-style="none" fo:font-weight="normal" officeooo:rsid="002dd0b9" style:font-weight-asian="normal" style:font-weight-complex="normal"/>
    </style:style>
    <style:style style:name="T8" style:family="text">
      <style:text-properties fo:color="#000000" style:text-underline-style="none" fo:font-weight="normal" officeooo:rsid="001f5c55" style:font-weight-asian="normal" style:font-weight-complex="normal"/>
    </style:style>
    <style:style style:name="T9" style:family="text">
      <style:text-properties fo:color="#000000" style:text-underline-style="none" fo:font-weight="normal" officeooo:rsid="0033b738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dfd2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f5c5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26f342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fd2b" style:font-weight-asian="normal" style:font-weight-complex="normal"/>
    </style:style>
    <style:style style:name="T15" style:family="text">
      <style:text-properties fo:font-weight="normal" officeooo:rsid="0026f342" style:font-weight-asian="normal" style:font-weight-complex="normal"/>
    </style:style>
    <style:style style:name="T16" style:family="text">
      <style:text-properties fo:font-weight="normal" officeooo:rsid="001f5c55" style:font-weight-asian="normal" style:font-weight-complex="normal"/>
    </style:style>
    <style:style style:name="T17" style:family="text">
      <style:text-properties fo:font-weight="normal" officeooo:rsid="0098cbca" style:font-weight-asian="normal" style:font-weight-complex="normal"/>
    </style:style>
    <style:style style:name="T18" style:family="text">
      <style:text-properties fo:font-weight="normal" officeooo:rsid="00990ccc" style:font-weight-asian="normal" style:font-weight-complex="normal"/>
    </style:style>
    <style:style style:name="T19" style:family="text">
      <style:text-properties fo:font-weight="normal" officeooo:rsid="00416021" style:font-weight-asian="normal" style:font-weight-complex="normal"/>
    </style:style>
    <style:style style:name="T20" style:family="text">
      <style:text-properties fo:font-weight="normal" officeooo:rsid="0024ae9a" style:font-weight-asian="normal" style:font-weight-complex="normal"/>
    </style:style>
    <style:style style:name="T21" style:family="text">
      <style:text-properties officeooo:rsid="0098cbca"/>
    </style:style>
    <style:style style:name="T22" style:family="text">
      <style:text-properties fo:font-variant="normal" fo:text-transform="none" fo:color="#030303" style:font-name="Roboto" fo:font-size="10.5pt" fo:letter-spacing="normal" fo:font-style="normal" fo:font-weight="normal" style:font-weight-asian="normal" style:font-weight-complex="normal"/>
    </style:style>
    <style:style style:name="T23" style:family="text">
      <style:text-properties officeooo:rsid="00990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s &amp; Strings</text:p>
      <text:p text:style-name="P11">1) <text:a xlink:type="simple" xlink:href="https://www.hackerrank.com/contests/fau-coding-competition/challenges/guild-unique-characters" text:style-name="Internet_20_link" text:visited-style-name="Visited_20_Internet_20_Link"><text:span text:style-name="Internet_20_link"><text:span text:style-name="T14">https://www.hackerrank.com/contests/fau-coding-competition/challenges/guild-unique-characters</text:span></text:span></text:a><text:span text:style-name="Internet_20_link"><text:span text:style-name="T1"> </text:span></text:span><text:span text:style-name="Internet_20_link"><text:span text:style-name="T5">(What if you cannot use additional data structures)</text:span></text:span></text:p>
      <text:p text:style-name="P11">2) <text:a xlink:type="simple" xlink:href="https://practice.geeksforgeeks.org/problems/anagram/0" text:style-name="Internet_20_link" text:visited-style-name="Visited_20_Internet_20_Link"><text:span text:style-name="Internet_20_link"><text:span text:style-name="T14">https://practice.geeksforgeeks.org/problems/anagram/0</text:span></text:span></text:a></text:p>
      <text:p text:style-name="P11">3) <text:a xlink:type="simple" xlink:href="https://practice.geeksforgeeks.org/problems/urlify-a-given-string/0" text:style-name="Internet_20_link" text:visited-style-name="Visited_20_Internet_20_Link"><text:span text:style-name="Internet_20_link"><text:span text:style-name="T14">https://practice.geeksforgeeks.org/problems/urlify-a-given-string/0</text:span></text:span></text:a></text:p>
      <text:p text:style-name="P11">4) <text:a xlink:type="simple" xlink:href="https://practice.geeksforgeeks.org/problems/anagram-palindrome/0" text:style-name="Internet_20_link" text:visited-style-name="Visited_20_Internet_20_Link"><text:span text:style-name="Internet_20_link"><text:span text:style-name="T14">https://practice.geeksforgeeks.org/problems/anagram-palindrome/0</text:span></text:span></text:a></text:p>
      <text:p text:style-name="P11">5) <text:a xlink:type="simple" xlink:href="https://leetcode.com/problems/string-compression/" text:style-name="Internet_20_link" text:visited-style-name="Visited_20_Internet_20_Link"><text:span text:style-name="Internet_20_link"><text:span text:style-name="T14">https://leetcode.com/problems/string-compression/</text:span></text:span></text:a></text:p>
      <text:p text:style-name="P11">6) <text:a xlink:type="simple" xlink:href="https://practice.geeksforgeeks.org/problems/rotate-by-90-degree/0" text:style-name="Internet_20_link" text:visited-style-name="Visited_20_Internet_20_Link"><text:span text:style-name="Internet_20_link"><text:span text:style-name="T15">https://practice.geeksforgeeks.org/problems/rotate-by-90-degree/0</text:span></text:span></text:a><text:span text:style-name="Internet_20_link"><text:span text:style-name="T2"> </text:span></text:span><text:span text:style-name="Internet_20_link"><text:span text:style-name="T6">(Can you do this in place)</text:span></text:span></text:p>
      <text:p text:style-name="P11">7) <text:a xlink:type="simple" xlink:href="https://practice.geeksforgeeks.org/problems/boolean-matrix-problem/0" text:style-name="Internet_20_link" text:visited-style-name="Visited_20_Internet_20_Link"><text:span text:style-name="Internet_20_link"><text:span text:style-name="T15">https://practice.geeksforgeeks.org/problems/boolean-matrix-problem/0</text:span></text:span></text:a></text:p>
      <text:p text:style-name="P11">8) <text:a xlink:type="simple" xlink:href="https://www.hackerrank.com/contests/codemania/challenges/string-rotation" text:style-name="Internet_20_link" text:visited-style-name="Visited_20_Internet_20_Link"><text:span text:style-name="Internet_20_link"><text:span text:style-name="T14">https://www.hackerrank.com/contests/codemania/challenges/string-rotation</text:span></text:span></text:a></text:p>
      <text:p text:style-name="P11"/>
      <text:p text:style-name="P3"/>
      <text:p text:style-name="P3"/>
      <text:p text:style-name="P1">Linked Lists</text:p>
      <text:p text:style-name="P11">1) <text:a xlink:type="simple" xlink:href="https://practice.geeksforgeeks.org/problems/reverse-a-linked-list/1" text:style-name="Internet_20_link" text:visited-style-name="Visited_20_Internet_20_Link"><text:span text:style-name="Internet_20_link"><text:span text:style-name="T14">https://practice.geeksforgeeks.org/problems/reverse-a-linked-list/1</text:span></text:span></text:a><text:span text:style-name="Internet_20_link"><text:span text:style-name="T5">(</text:span></text:span><text:span text:style-name="Internet_20_link"><text:span text:style-name="T7">Recursive and Iterative</text:span></text:span><text:span text:style-name="Internet_20_link"><text:span text:style-name="T5">)</text:span></text:span></text:p>
      <text:p text:style-name="P11">2) <text:a xlink:type="simple" xlink:href="https://www.hackerrank.com/challenges/print-the-elements-of-a-linked-list-in-reverse/problem" text:style-name="Internet_20_link" text:visited-style-name="Visited_20_Internet_20_Link"><text:span text:style-name="Internet_20_link"><text:span text:style-name="T14">https://www.hackerrank.com/challenges/print-the-elements-of-a-linked-list-in-reverse/problem</text:span></text:span></text:a></text:p>
      <text:p text:style-name="P11">3) 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16">https://practice.geeksforgeeks.org/problems/remove-duplicates-from-an-unsorted-linked-list/1</text:span></text:span></text:a><text:span text:style-name="Internet_20_link"><text:span text:style-name="T3"> </text:span></text:span><text:span text:style-name="Internet_20_link"><text:span text:style-name="T8">(How would you solve this problem if a temporary buffer is not allowed)</text:span></text:span></text:p>
      <text:p text:style-name="P11">4) <text:a xlink:type="simple" xlink:href="https://practice.geeksforgeeks.org/problems/nth-node-from-end-of-linked-list/1" text:style-name="Internet_20_link" text:visited-style-name="Visited_20_Internet_20_Link"><text:span text:style-name="Internet_20_link"><text:span text:style-name="T14">https://practice.geeksforgeeks.org/problems/nth-node-from-end-of-linked-list/1</text:span></text:span></text:a></text:p>
      <text:p text:style-name="P11">5) <text:a xlink:type="simple" xlink:href="https://practice.geeksforgeeks.org/problems/delete-without-head-pointer/1" text:style-name="Internet_20_link" text:visited-style-name="Visited_20_Internet_20_Link"><text:span text:style-name="Internet_20_link"><text:span text:style-name="T14">https://practice.geeksforgeeks.org/problems/delete-without-head-pointer/1</text:span></text:span></text:a></text:p>
      <text:p text:style-name="P11">6) <text:a xlink:type="simple" xlink:href="https://leetcode.com/problems/partition-list/" text:style-name="Internet_20_link" text:visited-style-name="Visited_20_Internet_20_Link"><text:span text:style-name="Internet_20_link"><text:span text:style-name="T14">https://leetcode.com/problems/partition-list/</text:span></text:span></text:a></text:p>
      <text:p text:style-name="P11">7) <text:a xlink:type="simple" xlink:href="https://practice.geeksforgeeks.org/problems/add-two-numbers-represented-by-linked-lists/1" text:style-name="Internet_20_link" text:visited-style-name="Visited_20_Internet_20_Link"><text:span text:style-name="Internet_20_link"><text:span text:style-name="T14">https://practice.geeksforgeeks.org/problems/add-two-numbers-represented-by-linked-lists/1</text:span></text:span></text:a><text:span text:style-name="Internet_20_link"><text:span text:style-name="T1"> </text:span></text:span><text:span text:style-name="Internet_20_link"><text:span text:style-name="T5">(Suppose the digits are stored in forward order. Repeat the above problem)</text:span></text:span></text:p>
      <text:p text:style-name="P11">8) 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15">https://practice.geeksforgeeks.org/problems/check-if-linked-list-is-pallindrome/1</text:span></text:span></text:a></text:p>
      <text:p text:style-name="P11">9) <text:a xlink:type="simple" xlink:href="https://practice.geeksforgeeks.org/problems/intersection-point-in-y-shapped-linked-lists/1" text:style-name="Internet_20_link" text:visited-style-name="Visited_20_Internet_20_Link"><text:span text:style-name="Internet_20_link"><text:span text:style-name="T13">https://practice.geeksforgeeks.org/problems/intersection-point-in-y-shapped-linked-lists/1</text:span></text:span></text:a></text:p>
      <text:p text:style-name="P11">10) <text:a xlink:type="simple" xlink:href="https://practice.geeksforgeeks.org/problems/detect-loop-in-linked-list/1" text:style-name="Internet_20_link" text:visited-style-name="Visited_20_Internet_20_Link"><text:span text:style-name="Internet_20_link"><text:span text:style-name="T14">https://practice.geeksforgeeks.org/problems/detect-loop-in-linked-list/1</text:span></text:span></text:a></text:p>
      <text:p text:style-name="P7"><text:span text:style-name="Internet_20_link"/></text:p>
      <text:p text:style-name="P19"/>
      <text:p text:style-name="P19"/>
      <text:p text:style-name="P1">Stacks &amp; Queues</text:p>
      <text:p text:style-name="P11">1) <text:a xlink:type="simple" xlink:href="https://practice.geeksforgeeks.org/problems/next-larger-element/0" text:style-name="Internet_20_link" text:visited-style-name="Visited_20_Internet_20_Link"><text:span text:style-name="Internet_20_link"><text:span text:style-name="T10">https://practice.geeksforgeeks.org/problems/next-larger-element/0</text:span></text:span></text:a></text:p>
      <text:p text:style-name="P11">2) 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10">https://www.geeksforgeeks.org/closest-greater-or-same-value-on-left-side-for-every-element-in-array/</text:span></text:span></text:a></text:p>
      <text:p text:style-name="P11">3) <text:a xlink:type="simple" xlink:href="https://www.interviewbit.com/problems/nearest-smaller-element/" text:style-name="Internet_20_link" text:visited-style-name="Visited_20_Internet_20_Link"><text:span text:style-name="Internet_20_link"><text:span text:style-name="T10">https://www.interviewbit.com/problems/nearest-smaller-element/</text:span></text:span></text:a></text:p>
      <text:p text:style-name="P11">4) <text:a xlink:type="simple" xlink:href="https://www.geeksforgeeks.org/next-smaller-element/" text:style-name="Internet_20_link" text:visited-style-name="Visited_20_Internet_20_Link"><text:span text:style-name="Internet_20_link"><text:span text:style-name="T11">https://www.geeksforgeeks.org/next-smaller-element/</text:span></text:span></text:a></text:p>
      <text:p text:style-name="P11">5) <text:a xlink:type="simple" xlink:href="https://practice.geeksforgeeks.org/problems/stock-span-problem/0" text:style-name="Internet_20_link" text:visited-style-name="Visited_20_Internet_20_Link"><text:span text:style-name="Internet_20_link"><text:span text:style-name="T10">https://practice.geeksforgeeks.org/problems/stock-span-problem/0</text:span></text:span></text:a></text:p>
      <text:p text:style-name="P11">6) <text:a xlink:type="simple" xlink:href="https://leetcode.com/problems/largest-rectangle-in-histogram/" text:style-name="Internet_20_link" text:visited-style-name="Visited_20_Internet_20_Link"><text:span text:style-name="Internet_20_link"><text:span text:style-name="T12">https://leetcode.com/problems/largest-rectangle-in-histogram/</text:span></text:span></text:a></text:p>
      <text:p text:style-name="P11">7) <text:a xlink:type="simple" xlink:href="https://leetcode.com/problems/maximal-rectangle/" text:style-name="Internet_20_link" text:visited-style-name="Visited_20_Internet_20_Link"><text:span text:style-name="Internet_20_link"><text:span text:style-name="T10">https://leetcode.com/problems/maximal-rectangle/</text:span></text:span></text:a></text:p>
      <text:p text:style-name="P11">8) <text:a xlink:type="simple" xlink:href="https://practice.geeksforgeeks.org/problems/trapping-rain-water/0" text:style-name="Internet_20_link" text:visited-style-name="Visited_20_Internet_20_Link"><text:span text:style-name="Internet_20_link"><text:span text:style-name="T10">https://practice.geeksforgeeks.org/problems/trapping-rain-water/0</text:span></text:span></text:a></text:p>
      <text:p text:style-name="P11">9) <text:a xlink:type="simple" xlink:href="https://practice.geeksforgeeks.org/problems/special-stack/1" text:style-name="Internet_20_link" text:visited-style-name="Visited_20_Internet_20_Link"><text:span text:style-name="Internet_20_link"><text:span text:style-name="T10">https://practice.geeksforgeeks.org/problems/special-stack/1</text:span></text:span></text:a><text:span text:style-name="Internet_20_link"><text:span text:style-name="T1"> </text:span></text:span><text:span text:style-name="Internet_20_link"><text:span text:style-name="T5">(</text:span></text:span><text:span text:style-name="Internet_20_link"><text:span text:style-name="T9">u</text:span></text:span><text:span text:style-name="Internet_20_link"><text:span text:style-name="T5">sing both extra space and without extra space)</text:span></text:span></text:p>
      <text:p text:style-name="P1"/>
      <text:p text:style-name="P10"><text:span text:style-name="Internet_20_link"/></text:p>
      <text:p text:style-name="P10"><text:span text:style-name="Internet_20_link"/></text:p>
      <text:p text:style-name="P1">Sorting &amp; Searching</text:p>
      <text:p text:style-name="P12">1) <text:a xlink:type="simple" xlink:href="https://leetcode.com/problems/find-first-and-last-position-of-element-in-sorted-array/" text:style-name="Internet_20_link" text:visited-style-name="Visited_20_Internet_20_Link"><text:span text:style-name="T13">https://leetcode.com/problems/find-first-and-last-position-of-element-in-sorted-array/</text:span></text:a></text:p>
      <text:p text:style-name="P12">2) <text:a xlink:type="simple" xlink:href="https://practice.geeksforgeeks.org/problems/number-of-occurrence/0" text:style-name="Internet_20_link" text:visited-style-name="Visited_20_Internet_20_Link"><text:span text:style-name="T13">https://practice.geeksforgeeks.org/problems/number-of-occurrence/0</text:span></text:a></text:p>
      <text:p text:style-name="P12">3) <text:a xlink:type="simple" xlink:href="https://leetcode.com/problems/find-minimum-in-rotated-sorted-array/" text:style-name="Internet_20_link" text:visited-style-name="Visited_20_Internet_20_Link"><text:span text:style-name="T13">https://leetcode.com/problems/find-minimum-in-rotated-sorted-array/</text:span></text:a></text:p>
      <text:p text:style-name="P12">4) <text:a xlink:type="simple" xlink:href="https://leetcode.com/problems/search-in-rotated-sorted-array/" text:style-name="Internet_20_link" text:visited-style-name="Visited_20_Internet_20_Link"><text:span text:style-name="T13">https://leetcode.com/problems/search-in-rotated-sorted-array/</text:span></text:a></text:p>
      <text:p text:style-name="P12">5) <text:a xlink:type="simple" xlink:href="https://www.geeksforgeeks.org/search-almost-sorted-array/" text:style-name="Internet_20_link" text:visited-style-name="Visited_20_Internet_20_Link"><text:span text:style-name="T13">https://www.geeksforgeeks.org/search-almost-sorted-array/</text:span></text:a></text:p>
      <text:p text:style-name="P12">6) <text:a xlink:type="simple" xlink:href="https://practice.geeksforgeeks.org/problems/floor-in-a-sorted-array/0" text:style-name="Internet_20_link" text:visited-style-name="Visited_20_Internet_20_Link"><text:span text:style-name="T13">https://practice.geeksforgeeks.org/problems/floor-in-a-sorted-array/0</text:span></text:a></text:p>
      <text:p text:style-name="P12">7) <text:a xlink:type="simple" xlink:href="https://www.geeksforgeeks.org/ceiling-in-a-sorted-array/" text:style-name="Internet_20_link" text:visited-style-name="Visited_20_Internet_20_Link"><text:span text:style-name="T13">https://www.geeksforgeeks.org/ceiling-in-a-sorted-array/</text:span></text:a></text:p>
      <text:p text:style-name="P12"><text:soft-page-break/>8) <text:a xlink:type="simple" xlink:href="https://leetcode.com/problems/find-smallest-letter-greater-than-target/" text:style-name="Internet_20_link" text:visited-style-name="Visited_20_Internet_20_Link"><text:span text:style-name="T13">https://leetcode.com/problems/find-smallest-letter-greater-than-target/</text:span></text:a></text:p>
      <text:p text:style-name="P12">9) <text:a xlink:type="simple" xlink:href="https://afteracademy.com/blog/search-an-element-in-a-sorted-and-infinite-array" text:style-name="Internet_20_link" text:visited-style-name="Visited_20_Internet_20_Link"><text:span text:style-name="T13">https://afteracademy.com/blog/search-an-element-in-a-sorted-and-infinite-array</text:span></text:a></text:p>
      <text:p text:style-name="P12">10) <text:a xlink:type="simple" xlink:href="https://www.geeksforgeeks.org/find-index-first-1-infinite-sorted-array-0s-1s/" text:style-name="Internet_20_link" text:visited-style-name="Visited_20_Internet_20_Link"><text:span text:style-name="T13">https://www.geeksforgeeks.org/find-index-first-1-infinite-sorted-array-0s-1s/</text:span></text:a></text:p>
      <text:p text:style-name="P12">11)<text:span text:style-name="T22"> </text:span><text:a xlink:type="simple" xlink:href="https://www.youtube.com/watch?v=3RhGdmoF_ac&amp;list=PL_z_8CaSLPWeYfhtuKHj-9MpYb6XQJ_f2&amp;index=15" text:style-name="Internet_20_link" text:visited-style-name="Visited_20_Internet_20_Link"><text:span text:style-name="T13">https://www.youtube.com/watch?v=3RhGdmoF_ac&amp;list=PL_z_8CaSLPWeYfhtuKHj-9MpYb6XQJ_f2&amp;index=15</text:span></text:a></text:p>
      <text:p text:style-name="P12">12)<text:span text:style-name="T13"> </text:span><text:a xlink:type="simple" xlink:href="https://leetcode.com/problems/find-peak-element/" text:style-name="Internet_20_link" text:visited-style-name="Visited_20_Internet_20_Link"><text:span text:style-name="T13">https://leetcode.com/problems/find-peak-element/</text:span></text:a></text:p>
      <text:p text:style-name="P12">13)<text:span text:style-name="T13"> </text:span><text:a xlink:type="simple" xlink:href="https://practice.geeksforgeeks.org/problems/finding-number/0" text:style-name="Internet_20_link" text:visited-style-name="Visited_20_Internet_20_Link"><text:span text:style-name="T13">https://practice.geeksforgeeks.org/problems/finding-number/0</text:span></text:a></text:p>
      <text:p text:style-name="P12">14) <text:a xlink:type="simple" xlink:href="https://practice.geeksforgeeks.org/problems/search-in-a-matrix/0" text:style-name="Internet_20_link" text:visited-style-name="Visited_20_Internet_20_Link"><text:span text:style-name="T13">https://practice.geeksforgeeks.org/problems/search-in-a-matrix/0</text:span></text:a></text:p>
      <text:p text:style-name="P12">15) <text:a xlink:type="simple" xlink:href="https://practice.geeksforgeeks.org/problems/allocate-minimum-number-of-pages/0" text:style-name="Internet_20_link" text:visited-style-name="Visited_20_Internet_20_Link"><text:span text:style-name="T13">https://practice.geeksforgeeks.org/problems/allocate-minimum-number-of-pages/0</text:span></text:a></text:p>
      <text:p text:style-name="P12">16) <text:a xlink:type="simple" xlink:href="https://leetcode.com/problems/merge-sorted-array/" text:style-name="Internet_20_link" text:visited-style-name="Visited_20_Internet_20_Link"><text:span text:style-name="T13">https://leetcode.com/problems/merge-sorted-array/</text:span></text:a></text:p>
      <text:p text:style-name="P12">17) <text:a xlink:type="simple" xlink:href="https://leetcode.com/problems/group-anagrams/" text:style-name="Internet_20_link" text:visited-style-name="Visited_20_Internet_20_Link"><text:span text:style-name="T13">https://leetcode.com/problems/group-anagrams/</text:span></text:a></text:p>
      <text:p text:style-name="P14"><text:span text:style-name="T21">18)</text:span><text:span text:style-name="T17"> </text:span><text:a xlink:type="simple" xlink:href="https://www.geeksforgeeks.org/sparse-search/" text:style-name="Internet_20_link" text:visited-style-name="Visited_20_Internet_20_Link"><text:span text:style-name="T17">https://www.geeksforgeeks.org/sparse-search/</text:span></text:a></text:p>
      <text:p text:style-name="P13">19) <text:a xlink:type="simple" xlink:href="https://practice.geeksforgeeks.org/problems/merge-k-sorted-arrays/1" text:style-name="Internet_20_link" text:visited-style-name="Visited_20_Internet_20_Link"><text:span text:style-name="T13">https://practice.geeksforgeeks.org/problems/merge-k-sorted-arrays/1</text:span></text:a><text:span text:style-name="T13"> </text:span></text:p>
      <text:p text:style-name="P14"><text:span text:style-name="T23">20) </text:span><text:a xlink:type="simple" xlink:href="https://www.youtube.com/watch?v=FwCO-NFMm_0" text:style-name="Internet_20_link" text:visited-style-name="Visited_20_Internet_20_Link"><text:span text:style-name="T18">https://www.youtube.com/watch?v=FwCO-NFMm_0</text:span></text:a></text:p>
      <text:p text:style-name="P20"><text:span text:style-name="T4">21) </text:span><text:a xlink:type="simple" xlink:href="https://leetcode.com/problems/missing-number/" text:style-name="Internet_20_link" text:visited-style-name="Visited_20_Internet_20_Link">https://leetcode.com/problems/missing-number/</text:a></text:p>
      <text:p text:style-name="P1"/>
      <text:p text:style-name="P1"/>
      <text:p text:style-name="P1">Heap</text:p>
      <text:p text:style-name="P15">1) <text:a xlink:type="simple" xlink:href="https://practice.geeksforgeeks.org/problems/kth-smallest-element/0" text:style-name="Internet_20_link" text:visited-style-name="Visited_20_Internet_20_Link"><text:span text:style-name="Internet_20_link"><text:span text:style-name="T10">https://practice.geeksforgeeks.org/problems/kth-smallest-element/0</text:span></text:span></text:a></text:p>
      <text:p text:style-name="P15">2) <text:a xlink:type="simple" xlink:href="https://leetcode.com/problems/kth-largest-element-in-an-array/" text:style-name="Internet_20_link" text:visited-style-name="Visited_20_Internet_20_Link"><text:span text:style-name="Internet_20_link"><text:span text:style-name="T10">https://leetcode.com/problems/kth-largest-element-in-an-array/</text:span></text:span></text:a></text:p>
      <text:p text:style-name="P15">3) <text:a xlink:type="simple" xlink:href="https://practice.geeksforgeeks.org/problems/nearly-sorted-algorithm/0" text:style-name="Internet_20_link" text:visited-style-name="Visited_20_Internet_20_Link"><text:span text:style-name="Internet_20_link"><text:span text:style-name="T10">https://practice.geeksforgeeks.org/problems/nearly-sorted-algorithm/0</text:span></text:span></text:a></text:p>
      <text:p text:style-name="P15">4) <text:a xlink:type="simple" xlink:href="https://leetcode.com/problems/find-k-closest-elements/" text:style-name="Internet_20_link" text:visited-style-name="Visited_20_Internet_20_Link"><text:span text:style-name="Internet_20_link"><text:span text:style-name="T10">https://leetcode.com/problems/find-k-closest-elements/</text:span></text:span></text:a></text:p>
      <text:p text:style-name="P15">5) <text:a xlink:type="simple" xlink:href="https://leetcode.com/problems/top-k-frequent-elements/" text:style-name="Internet_20_link" text:visited-style-name="Visited_20_Internet_20_Link"><text:span text:style-name="Internet_20_link"><text:span text:style-name="T10">https://leetcode.com/problems/top-k-frequent-elements/</text:span></text:span></text:a></text:p>
      <text:p text:style-name="P15">6) <text:a xlink:type="simple" xlink:href="https://leetcode.com/problems/sort-characters-by-frequency/" text:style-name="Internet_20_link" text:visited-style-name="Visited_20_Internet_20_Link"><text:span text:style-name="Internet_20_link"><text:span text:style-name="T12">https://leetcode.com/problems/sort-characters-by-frequency/</text:span></text:span></text:a></text:p>
      <text:p text:style-name="P15">7) <text:a xlink:type="simple" xlink:href="https://leetcode.com/problems/k-closest-points-to-origin/" text:style-name="Internet_20_link" text:visited-style-name="Visited_20_Internet_20_Link"><text:span text:style-name="Internet_20_link"><text:span text:style-name="T10">https://leetcode.com/problems/k-closest-points-to-origin/</text:span></text:span></text:a></text:p>
      <text:p text:style-name="P15">8) <text:a xlink:type="simple" xlink:href="https://practice.geeksforgeeks.org/problems/minimum-cost-of-ropes/0" text:style-name="Internet_20_link" text:visited-style-name="Visited_20_Internet_20_Link"><text:span text:style-name="Internet_20_link"><text:span text:style-name="T10">https://practice.geeksforgeeks.org/problems/minimum-cost-of-ropes/0</text:span></text:span></text:a></text:p>
      <text:p text:style-name="P15">9) <text:a xlink:type="simple" xlink:href="https://www.geeksforgeeks.org/sum-elements-k1th-k2th-smallest-elements/" text:style-name="Internet_20_link" text:visited-style-name="Visited_20_Internet_20_Link"><text:span text:style-name="Internet_20_link"><text:span text:style-name="T14">https://www.geeksforgeeks.org/sum-elements-k1th-k2th-smallest-elements/</text:span></text:span></text:a></text:p>
      <text:p text:style-name="P8"><text:span text:style-name="Internet_20_link"/></text:p>
      <text:p text:style-name="P1"/>
      <text:p text:style-name="P18"/>
      <text:p text:style-name="P1">Recursion &amp; Dynamic Programming</text:p>
      <text:p text:style-name="P15">1) <text:a xlink:type="simple" xlink:href="https://practice.geeksforgeeks.org/problems/0-1-knapsack-problem/0" text:style-name="Internet_20_link" text:visited-style-name="Visited_20_Internet_20_Link"><text:span text:style-name="Internet_20_link"><text:span text:style-name="T14">https://practice.geeksforgeeks.org/problems/0-1-knapsack-problem/0</text:span></text:span></text:a></text:p>
      <text:p text:style-name="P15">2) <text:a xlink:type="simple" xlink:href="https://www.geeksforgeeks.org/subset-sum-problem-dp-25/" text:style-name="Internet_20_link" text:visited-style-name="Visited_20_Internet_20_Link"><text:span text:style-name="Internet_20_link"><text:span text:style-name="T14">https://www.geeksforgeeks.org/subset-sum-problem-dp-25/</text:span></text:span></text:a></text:p>
      <text:p text:style-name="P15">3) <text:a xlink:type="simple" xlink:href="https://practice.geeksforgeeks.org/problems/subset-sum-problem/0" text:style-name="Internet_20_link" text:visited-style-name="Visited_20_Internet_20_Link"><text:span text:style-name="Internet_20_link"><text:span text:style-name="T13">https://practice.geeksforgeeks.org/problems/subset-sum-problem/0</text:span></text:span></text:a></text:p>
      <text:p text:style-name="P15">4) <text:a xlink:type="simple" xlink:href="https://practice.geeksforgeeks.org/problems/perfect-sum-problem/0" text:style-name="Internet_20_link" text:visited-style-name="Visited_20_Internet_20_Link"><text:span text:style-name="Internet_20_link"><text:span text:style-name="T14">https://practice.geeksforgeeks.org/problems/perfect-sum-problem/0</text:span></text:span></text:a></text:p>
      <text:p text:style-name="P15">5) <text:a xlink:type="simple" xlink:href="https://practice.geeksforgeeks.org/problems/minimum-sum-partition/0" text:style-name="Internet_20_link" text:visited-style-name="Visited_20_Internet_20_Link"><text:span text:style-name="Internet_20_link"><text:span text:style-name="T13">https://practice.geeksforgeeks.org/problems/minimum-sum-partition/0</text:span></text:span></text:a></text:p>
      <text:p text:style-name="P15">6) <text:a xlink:type="simple" xlink:href="https://www.youtube.com/watch?v=ot_XBHyqpFc&amp;list=PL_z_8CaSLPWekqhdCPmFohncHwz8TY2Go&amp;index=12" text:style-name="Internet_20_link" text:visited-style-name="Visited_20_Internet_20_Link"><text:span text:style-name="Internet_20_link"><text:span text:style-name="T14">https://www.youtube.com/watch?v=ot_XBHyqpFc&amp;list=PL_z_8CaSLPWekqhdCPmFohncHwz8TY2Go&amp;index=12</text:span></text:span></text:a></text:p>
      <text:p text:style-name="P15">7) <text:a xlink:type="simple" xlink:href="https://leetcode.com/problems/target-sum/" text:style-name="Internet_20_link" text:visited-style-name="Visited_20_Internet_20_Link"><text:span text:style-name="Internet_20_link"><text:span text:style-name="T13">https://leetcode.com/problems/target-sum/</text:span></text:span></text:a></text:p>
      <text:p text:style-name="P15">8) 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16">https://practice.geeksforgeeks.org/problems/knapsack-with-duplicate-items/0</text:span></text:span></text:a></text:p>
      <text:p text:style-name="P15">9) <text:a xlink:type="simple" xlink:href="https://www.geeksforgeeks.org/cutting-a-rod-dp-13/" text:style-name="Internet_20_link" text:visited-style-name="Visited_20_Internet_20_Link"><text:span text:style-name="Internet_20_link"><text:span text:style-name="T13">https://www.geeksforgeeks.org/cutting-a-rod-dp-13/</text:span></text:span></text:a></text:p>
      <text:p text:style-name="P15">10) <text:a xlink:type="simple" xlink:href="https://www.hackerrank.com/challenges/coin-change/problem" text:style-name="Internet_20_link" text:visited-style-name="Visited_20_Internet_20_Link"><text:span text:style-name="Internet_20_link"><text:span text:style-name="T14">https://www.hackerrank.com/challenges/coin-change/problem</text:span></text:span></text:a></text:p>
      <text:p text:style-name="P15">11) <text:a xlink:type="simple" xlink:href="https://practice.geeksforgeeks.org/problems/number-of-coins/0" text:style-name="Internet_20_link" text:visited-style-name="Visited_20_Internet_20_Link"><text:span text:style-name="Internet_20_link"><text:span text:style-name="T14">https://practice.geeksforgeeks.org/problems/number-of-coins/0</text:span></text:span></text:a></text:p>
      <text:p text:style-name="P15">12) <text:a xlink:type="simple" xlink:href="https://practice.geeksforgeeks.org/problems/cutted-segments/0" text:style-name="Internet_20_link" text:visited-style-name="Visited_20_Internet_20_Link"><text:span text:style-name="Internet_20_link"><text:span text:style-name="T19">https://practice.geeksforgeeks.org/problems/cutted-segments/0</text:span></text:span></text:a></text:p>
      <text:p text:style-name="P15">13) <text:a xlink:type="simple" xlink:href="https://practice.geeksforgeeks.org/problems/longest-common-subsequence/0" text:style-name="Internet_20_link" text:visited-style-name="Visited_20_Internet_20_Link"><text:span text:style-name="Internet_20_link"><text:span text:style-name="T13">https://practice.geeksforgeeks.org/problems/longest-common-subsequence/0</text:span></text:span></text:a></text:p>
      <text:p text:style-name="P15">14) <text:a xlink:type="simple" xlink:href="https://practice.geeksforgeeks.org/problems/longest-common-substring/0" text:style-name="Internet_20_link" text:visited-style-name="Visited_20_Internet_20_Link"><text:span text:style-name="Internet_20_link"><text:span text:style-name="T20">https://practice.geeksforgeeks.org/problems/longest-common-substring/0</text:span></text:span></text:a></text:p>
      <text:p text:style-name="P15">15) 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<text:span text:style-name="T13">https://www.hackerrank.com/challenges/dynamic-programming-classics-the-longest-common-subsequence/problem</text:span></text:span></text:a></text:p>
      <text:p text:style-name="P15">16) 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15">https://practice.geeksforgeeks.org/problems/shortest-common-supersequence/0</text:span></text:span></text:a></text:p>
      <text:p text:style-name="P15">17) <text:a xlink:type="simple" xlink:href="https://practice.geeksforgeeks.org/problems/minimum-number-of-deletions-and-insertions/0" text:style-name="Internet_20_link" text:visited-style-name="Visited_20_Internet_20_Link"><text:span text:style-name="Internet_20_link"><text:span text:style-name="T13">https://practice.geeksforgeeks.org/problems/minimum-number-of-deletions-and-insertions/0</text:span></text:span></text:a></text:p>
      <text:p text:style-name="P15">18) <text:a xlink:type="simple" xlink:href="https://leetcode.com/problems/longest-palindromic-subsequence/" text:style-name="Internet_20_link" text:visited-style-name="Visited_20_Internet_20_Link"><text:span text:style-name="Internet_20_link"><text:span text:style-name="T15">https://leetcode.com/problems/longest-palindromic-subsequence/</text:span></text:span></text:a></text:p>
      <text:p text:style-name="P15">19) <text:a xlink:type="simple" xlink:href="https://practice.geeksforgeeks.org/problems/longest-palindrome-in-a-string/0" text:style-name="Internet_20_link" text:visited-style-name="Visited_20_Internet_20_Link"><text:span text:style-name="Internet_20_link"><text:span text:style-name="T14">https://practice.geeksforgeeks.org/problems/longest-palindrome-in-a-string/0</text:span></text:span></text:a></text:p>
      <text:p text:style-name="P15"><text:soft-page-break/>20) <text:a xlink:type="simple" xlink:href="https://practice.geeksforgeeks.org/problems/minimum-deletitions/0" text:style-name="Internet_20_link" text:visited-style-name="Visited_20_Internet_20_Link"><text:span text:style-name="Internet_20_link"><text:span text:style-name="T13">https://practice.geeksforgeeks.org/problems/minimum-deletitions/0</text:span></text:span></text:a></text:p>
      <text:p text:style-name="P15">21) <text:a xlink:type="simple" xlink:href="https://leetcode.com/problems/edit-distance/" text:style-name="Internet_20_link" text:visited-style-name="Visited_20_Internet_20_Link"><text:span text:style-name="Internet_20_link"><text:span text:style-name="T14">https://leetcode.com/problems/edit-distance/</text:span></text:span></text:a></text:p>
      <text:p text:style-name="P15">22) <text:a xlink:type="simple" xlink:href="https://leetcode.com/problems/shortest-common-supersequence/" text:style-name="Internet_20_link" text:visited-style-name="Visited_20_Internet_20_Link"><text:span text:style-name="Internet_20_link"><text:span text:style-name="T13">https://leetcode.com/problems/shortest-common-supersequence/</text:span></text:span></text:a></text:p>
      <text:p text:style-name="P15">23) <text:a xlink:type="simple" xlink:href="https://practice.geeksforgeeks.org/problems/longest-repeating-subsequence/0" text:style-name="Internet_20_link" text:visited-style-name="Visited_20_Internet_20_Link"><text:span text:style-name="Internet_20_link"><text:span text:style-name="T14">https://practice.geeksforgeeks.org/problems/longest-repeating-subsequence/0</text:span></text:span></text:a></text:p>
      <text:p text:style-name="P15">24) <text:a xlink:type="simple" xlink:href="https://leetcode.com/problems/is-subsequence/" text:style-name="Internet_20_link" text:visited-style-name="Visited_20_Internet_20_Link"><text:span text:style-name="Internet_20_link"><text:span text:style-name="T13">https://leetcode.com/problems/is-subsequence/</text:span></text:span></text:a></text:p>
      <text:p text:style-name="P15">25) <text:a xlink:type="simple" xlink:href="https://practice.geeksforgeeks.org/problems/form-a-palindrome/0" text:style-name="Internet_20_link" text:visited-style-name="Visited_20_Internet_20_Link"><text:span text:style-name="Internet_20_link"><text:span text:style-name="T15">https://practice.geeksforgeeks.org/problems/form-a-palindrome/0</text:span></text:span></text:a></text:p>
      <text:p text:style-name="P9"><text:span text:style-name="Internet_20_link"/></text:p>
      <text:p text:style-name="P4"><text:span text:style-name="Internet_20_link"/></text:p>
      <text:p text:style-name="P16"><text:span text:style-name="Internet_20_link"/></text:p>
      <text:p text:style-name="P5"><text:span text:style-name="Internet_20_link"/></text:p>
      <text:p text:style-name="P16"><text:span text:style-name="Internet_20_link"/></text:p>
      <text:p text:style-name="P5"><text:span text:style-name="Internet_20_link"/></text:p>
      <text:p text:style-name="P17"><text:span text:style-name="Internet_20_link"/></text:p>
      <text:p text:style-name="P6"><text:span text:style-name="Internet_20_lin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5-24T20:53:58.758814525</dc:date>
    <meta:editing-duration>PT23H47M6S</meta:editing-duration>
    <meta:editing-cycles>95</meta:editing-cycles>
    <meta:document-statistic meta:table-count="0" meta:image-count="0" meta:object-count="0" meta:page-count="3" meta:paragraph-count="88" meta:word-count="229" meta:character-count="6094" meta:non-whitespace-character-count="5952"/>
  </office:meta>
</office:document-meta>
</file>